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3.561cm"/>
    </style:style>
    <style:style style:name="co3" style:family="table-column">
      <style:table-column-properties fo:break-before="auto" style:column-width="4.339cm"/>
    </style:style>
    <style:style style:name="co4" style:family="table-column">
      <style:table-column-properties fo:break-before="auto" style:column-width="6.223cm"/>
    </style:style>
    <style:style style:name="co5" style:family="table-column">
      <style:table-column-properties fo:break-before="auto" style:column-width="6.556cm"/>
    </style:style>
    <style:style style:name="co6" style:family="table-column">
      <style:table-column-properties fo:break-before="auto" style:column-width="4.008cm"/>
    </style:style>
    <style:style style:name="co7" style:family="table-column">
      <style:table-column-properties fo:break-before="auto" style:column-width="2.31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Mono"/>
    </style:style>
    <style:style style:name="ce6" style:family="table-cell" style:parent-style-name="Default">
      <style:text-properties style:font-name="Liberation Mono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6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16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7" office:value-type="string" calcext:value-type="string">
            <text:p>00 000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7" office:value-type="string" calcext:value-type="string">
            <text:p>00 00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7" office:value-type="string" calcext:value-type="string">
            <text:p>00 000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7" office:value-type="string" calcext:value-type="string">
            <text:p>00 00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7" office:value-type="string" calcext:value-type="string">
            <text:p>00 010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7" office:value-type="string" calcext:value-type="string">
            <text:p>00 01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7" office:value-type="string" calcext:value-type="string">
            <text:p>00 010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7" office:value-type="string" calcext:value-type="string">
            <text:p>00 01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7" office:value-type="string" calcext:value-type="string">
            <text:p>00 011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7" office:value-type="string" calcext:value-type="string">
            <text:p>00 01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7" office:value-type="string" calcext:value-type="string">
            <text:p>00 011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7" office:value-type="string" calcext:value-type="string">
            <text:p>00 0111 S dddd ssss 1 imm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7" office:value-type="string" calcext:value-type="string">
            <text:p>00 001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7" office:value-type="string" calcext:value-type="string">
            <text:p>00 00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iv</text:p>
          </table:table-cell>
          <table:table-cell office:value-type="string" calcext:value-type="string">
            <text:p>div $d, $s, $t</text:p>
          </table:table-cell>
          <table:table-cell office:value-type="string" calcext:value-type="string">
            <text:p>$d = $s / $t</text:p>
          </table:table-cell>
          <table:table-cell table:style-name="ce7" office:value-type="string" calcext:value-type="string">
            <text:p>00 001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ivi</text:p>
          </table:table-cell>
          <table:table-cell office:value-type="string" calcext:value-type="string">
            <text:p>div $d, $s, #imm</text:p>
          </table:table-cell>
          <table:table-cell office:value-type="string" calcext:value-type="string">
            <text:p>$d = $s / imm</text:p>
          </table:table-cell>
          <table:table-cell table:style-name="ce7" office:value-type="string" calcext:value-type="string">
            <text:p>00 0011 S dddd ssss 1 imm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 table:number-columns-spanned="1" table:number-rows-spanned="8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7" office:value-type="string" calcext:value-type="string">
            <text:p>00 100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7" office:value-type="string" calcext:value-type="string">
            <text:p>00 10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100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10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101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10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office:value-type="string" calcext:value-type="string">
            <text:p>not $d, $s</text:p>
          </table:table-cell>
          <table:table-cell office:value-type="string" calcext:value-type="string">
            <text:p>$d = ~$s</text:p>
          </table:table-cell>
          <table:table-cell office:value-type="string" calcext:value-type="string">
            <text:p>00 1011 S dddd ----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i</text:p>
          </table:table-cell>
          <table:table-cell office:value-type="string" calcext:value-type="string">
            <text:p>not $d, #imm</text:p>
          </table:table-cell>
          <table:table-cell office:value-type="string" calcext:value-type="string">
            <text:p>$d = ~imm</text:p>
          </table:table-cell>
          <table:table-cell office:value-type="string" calcext:value-type="string">
            <text:p>00 1011 S dddd ---- 1 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110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11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110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11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111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11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111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1111 S dddd ssss 1 im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3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dddd *</text:p>
          </table:table-cell>
          <table:table-cell table:number-columns-repeated="1019"/>
        </table:table-row>
        <table:table-row table:style-name="ro2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imm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Call</text:p>
          </table:table-cell>
          <table:table-cell office:value-type="string" calcext:value-type="string">
            <text:p>call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 10001 *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11 00000 *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11 00001 *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11 00100 *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11 00101 *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11 00110 *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11 00111 *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11 01000 *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11 01001 *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11 01010 *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11 01011 *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5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 </text:p>
          </table:table-cell>
          <table:table-cell office:value-type="string" calcext:value-type="string">
            <text:p>Load from $s to §d</text:p>
          </table:table-cell>
          <table:table-cell office:value-type="string" calcext:value-type="string">
            <text:p>100 dddd 0 ssss *</text:p>
          </table:table-cell>
          <table:table-cell table:number-columns-repeated="1019"/>
        </table:table-row>
        <table:table-row table:style-name="ro4">
          <table:covered-table-cell table:style-name="ce2"/>
          <table:table-cell office:value-type="string" calcext:value-type="string">
            <text:p>Load (Immediate)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imm to $d</text:p>
          </table:table-cell>
          <table:table-cell office:value-type="string" calcext:value-type="string">
            <text:p>100 dddd 1 imm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from $s to §d</text:p>
          </table:table-cell>
          <table:table-cell office:value-type="string" calcext:value-type="string">
            <text:p>101 dddd 0 ssss *</text:p>
          </table:table-cell>
          <table:table-cell table:number-columns-repeated="1019"/>
        </table:table-row>
        <table:table-row table:style-name="ro4">
          <table:covered-table-cell/>
          <table:table-cell office:value-type="string" calcext:value-type="string">
            <text:p>Store (Immediate)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imm to §d</text:p>
          </table:table-cell>
          <table:table-cell office:value-type="string" calcext:value-type="string">
            <text:p>101 dddd 1 imm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010 dddd imm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Interrupt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01 10010 im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.00.0000</text:date>, <text:time style:data-style-name="N2" text:time-value="0000-00-00T15:33:22.54847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3-12-19T17:52:38.917685000</dc:date>
    <meta:editing-duration>PT1H28M57S</meta:editing-duration>
    <meta:editing-cycles>14</meta:editing-cycles>
    <meta:generator>LibreOffice/4.1.4.2$MacOSX_x86 LibreOffice_project/0a0440ccc0227ad9829de5f46be37cfb6edcf72</meta:generator>
    <meta:document-statistic meta:table-count="1" meta:cell-count="216" meta:object-count="0"/>
  </office:meta>
</office:document-meta>
</file>